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monospace"/>
    <style:font-face style:name="Ubuntubeta" svg:font-family="Ubuntubeta, Ubuntu, 'Bitstream Vera Sans', 'DejaVu Sans', Tahom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6252in" fo:margin-top="0in" fo:margin-bottom="0in" style:contextual-spacing="false" style:line-height-at-least="0.1457in" fo:text-align="start" style:justify-single-word="false" fo:text-indent="0in" style:auto-text-indent="false" fo:background-color="#efefef" fo:padding="0.0626in" fo:border="0.06pt inset #000000">
        <style:background-image/>
      </style:paragraph-properties>
      <style:text-properties fo:font-variant="normal" fo:text-transform="none" fo:color="#000000" style:font-name="Ubuntu Mono" fo:font-size="10.5pt" fo:letter-spacing="normal" fo:font-style="normal" fo:font-weight="normal" fo:padding="0in" fo:border="none"/>
    </style:style>
    <style:style style:name="P2" style:family="paragraph" style:parent-style-name="Preformatted_20_Text">
      <style:paragraph-properties fo:margin-left="0in" fo:margin-right="0.6252in" fo:margin-top="0in" fo:margin-bottom="0in" style:contextual-spacing="false" style:line-height-at-least="0.1457in" fo:text-align="start" style:justify-single-word="false" fo:text-indent="0in" style:auto-text-indent="false" fo:background-color="#efefef" fo:padding="0.0626in" fo:border="0.06pt inset #000000">
        <style:background-image/>
      </style:paragraph-properties>
      <style:text-properties fo:font-variant="normal" fo:text-transform="none" fo:color="#000000" fo:letter-spacing="normal" fo:padding="0in" fo:border="none"/>
    </style:style>
    <style:style style:name="P3" style:family="paragraph" style:parent-style-name="Quotations">
      <style:paragraph-properties fo:margin-left="0in" fo:margin-right="0in" fo:margin-top="0in" fo:margin-bottom="0in" style:contextual-spacing="false" fo:text-indent="0in" style:auto-text-indent="false" fo:padding="0in" fo:border="none"/>
    </style:style>
    <style:style style:name="P4" style:family="paragraph" style:parent-style-name="Quotations">
      <style:paragraph-properties fo:margin-left="0in" fo:margin-right="0.6252in" fo:margin-top="0in" fo:margin-bottom="0in" style:contextual-spacing="false" fo:text-indent="0in" style:auto-text-indent="false" fo:padding="0in" fo:border="none"/>
    </style:style>
    <style:style style:name="P5" style:family="paragraph" style:parent-style-name="Quotations">
      <style:paragraph-properties fo:margin-left="0in" fo:margin-right="0.6252in" fo:margin-top="0in" fo:margin-bottom="0in" style:contextual-spacing="false" fo:text-indent="0in" style:auto-text-indent="false" fo:padding="0in" fo:border="none"/>
      <style:text-properties fo:font-variant="normal" fo:text-transform="none" fo:color="#000000" style:font-name="Ubuntubeta" fo:font-size="9.75pt" fo:letter-spacing="normal" fo:font-style="normal" fo:font-weight="normal" fo:padding="0in" fo:border="none"/>
    </style:style>
    <style:style style:name="P6" style:family="paragraph" style:parent-style-name="Quotations" style:master-page-name="">
      <style:paragraph-properties fo:margin-left="0in" fo:margin-right="0.6252in" fo:margin-top="0in" fo:margin-bottom="0in" style:contextual-spacing="false" fo:text-indent="0in" style:auto-text-indent="false" style:page-number="auto" fo:padding="0in" fo:border="none"/>
      <style:text-properties fo:font-variant="normal" fo:text-transform="none" fo:color="#000000" style:font-name="Ubuntubeta" fo:font-size="9.75pt" fo:letter-spacing="normal" fo:font-style="normal" fo:font-weight="normal" fo:padding="0in" fo:border="none"/>
    </style:style>
    <style:style style:name="T1" style:family="text">
      <style:text-properties fo:padding="0in" fo:border="none"/>
    </style:style>
    <style:style style:name="T2" style:family="text">
      <style:text-properties fo:font-weight="bold"/>
    </style:style>
    <style:style style:name="T3" style:family="text">
      <style:text-properties fo:font-weight="bold" fo:padding="0in" fo:border="none"/>
    </style:style>
    <style:style style:name="T4" style:family="text">
      <style:text-properties fo:color="#dd4814" style:text-line-through-style="none" style:text-line-through-type="none" style:text-underline-style="none" style:text-blinking="false" fo:padding="0in" fo:border="none"/>
    </style:style>
    <style:style style:name="T5" style:family="text">
      <style:text-properties fo:font-variant="normal" fo:text-transform="none" fo:color="#000000" style:font-name="Ubuntubeta" fo:font-size="9.75pt" fo:letter-spacing="normal" fo:font-style="normal" fo:font-weight="normal" fo:padding="0in" fo:border="none"/>
    </style:style>
    <style:style style:name="T6" style:family="text">
      <style:text-properties fo:font-variant="normal" fo:text-transform="none" fo:color="#dd4814" style:text-line-through-style="none" style:text-line-through-type="none" style:font-name="Ubuntubeta" fo:font-size="9.75pt" fo:letter-spacing="normal" fo:font-style="normal" style:text-underline-style="none" fo:font-weight="normal" style:text-blinking="false" fo:padding="0in" fo:border="none"/>
    </style:style>
    <style:style style:name="T7" style:family="text">
      <style:text-properties style:font-name="Ubuntu Mono" fo:font-size="10.5pt" fo:font-style="normal" fo:font-weight="normal"/>
    </style:style>
    <style:style style:name="T8" style:family="text">
      <style:text-properties fo:font-style="italic"/>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ost_message_5406544">
        <text:p text:style-name="P3"><text:span text:style-name="T3">HOWTO: Set Up an NTP Server</text:span><text:span text:style-name="T1"><text:line-break/><text:line-break/>This tutorial describes how to set up your machine as a local Network Time Protocol (NTP) server and/or how to use the NTP daemon to regularly maintain an accurate system time.<text:line-break/><text:line-break/></text:span><text:span text:style-name="T3">What is NTP?</text:span><text:span text:style-name="T1"><text:line-break/><text:line-break/>The Network Time Protocol (NTP) is a protocol designed for accurately synchronizing local time clocks with networked time servers. The NTP network of time servers is set up as a hierarchical manner, such that any user can enter the system as a server at some level (see the </text:span><text:a xlink:type="simple" xlink:href="http://en.wikipedia.org/wiki/Network_Time_Protocol" office:target-frame-name="_blank" xlink:show="new"><text:span text:style-name="T4">Wikipedia</text:span></text:a><text:span text:style-name="T1"> page for more details). <text:line-break/><text:line-break/>The NTP hierarchy is separated into different levels, called </text:span><text:a xlink:type="simple" xlink:href="http://en.wikipedia.org/wiki/Network_Time_Protocol#Clock_strata" office:target-frame-name="_blank" xlink:show="new"><text:span text:style-name="T4">clock strata</text:span></text:a><text:span text:style-name="T1">. The most accurate level, Stratum 0, is reserved for atomic clocks, etc. The next level, Stratum 1, is generally used by networked machines locally connected to the Straum 0 clocks. Stratum 2...15 are NTP machines that are connected, in turn, to lower level clocks and each other. <text:line-break/><text:line-break/>This guide describes how to synchronize accurately with Stratum 1 and 2 machines, and maintain as accurate of system clock as possible thorughout the day. Sections are also included on how to allow your machine to operate as a Stratum 2/3 server for other machines on your local network.<text:line-break/><text:line-break/></text:span><text:span text:style-name="T3">Do I have to make an NTP server?</text:span><text:span text:style-name="T1"><text:line-break/><text:line-break/>No... absolutely not! If you're satisfied with the clocks on your network having some unknown difference from the standard time (and each other), then you do not have to set up an NTP server. I set one up on my laptop in order to synchronize multiple machines on a local network within &lt; 1 ms for a bioengineering experiment. There are various other advantages, in addition, which are described below.<text:line-break/><text:line-break/></text:span><text:span text:style-name="T3">Motivation:</text:span><text:span text:style-name="T1"><text:line-break/><text:line-break/>Regularly, unmodified Ubuntu boxes use ntpdate (/usr/sbin/ntpdate) to synchronize the clock periodically with some external time server. This approach synchronizes the clock with a course resolution (typically once a day). <text:line-break/><text:line-break/>Computer clocks are imperfect, and will drift from the (correct) time server during the day. Furthermore, drift rates in the clocks of different computers differ, such that by the end of the day significant differences may exist between different locally networked machines, which may interfere with certain operations (for instance, ever have a makefile complain when moving source code among different machines?).<text:line-break/><text:line-break/>It is possible to run the NTP daemon locally on a machine on your network. This has multiple advantages: first, the NTP daemon gradually "learns" the drift rate of your local machine, and can correct for it throughout the day. Synchronization with upper level time servers takes place multiple times a day, and many different time servers may be used simultaneously to make the synchronization more accurate. In this way, the NTP daemon acts as an accurate time client, keeping your system clock as close the the standard time as possible.<text:line-break/><text:line-break/>In addition to maintaining an accurate system clock, the NTP daemon allows a machine on your network (if you would like) to operate as an NTP time server. Doing so will allow other machines on </text:span><text:soft-page-break/><text:span text:style-name="T1">your local network to synchronize with your LAN time server in a very quick and accurate manner, since network latency is minimized. In this way, the differences in clocks between machines on your network is kept as minimal as possible. Mac, and even Windows boxes are also able to synchronize with an NTP server, should you set one up.<text:line-break/><text:line-break/>There are other, less personal, motivations for setting up a machine as an NTP server. First, doing so may decrease the strain on higher level NTP servers, since other machines on your LAN may synchronize with a locally established time server. Also, ntpdate has been </text:span><text:a xlink:type="simple" xlink:href="http://mail-index.netbsd.org/current-users/2007/06/11/0007.html" office:target-frame-name="_blank" xlink:show="new"><text:span text:style-name="T4">deprecated</text:span></text:a><text:span text:style-name="T1"> in favor of using the -q flag for ntpd (which mimics its functionality). Thus, even if you do not want to run ntpd constantly in the background, ntpdate will eventually be replaced with ntpd, so you may want to become familiar with it now<text:line-break/><text:line-break/></text:span><text:span text:style-name="T3">How to Maintain an Accurate System Clock with ntpd</text:span><text:span text:style-name="T1"><text:line-break/><text:line-break/></text:span><text:span text:style-name="T3">1. Install the NTP daemon</text:span><text:span text:style-name="T1"><text:line-break/><text:line-break/>First, install the NTP daemon (ntpd):</text:span></text:p>
        <text:p text:style-name="P6">Code:</text:p>
        <text:p text:style-name="P1">sudo aptitude install ntpd</text:p>
        <text:p text:style-name="P5">As was previously mentioned, ntpd can act both as a client (synchronizing your system time) and as a server (providing accurate time for other machines).<text:line-break/><text:line-break/>Optionally, you may also want to remove the previous (deprecated) time synchronization program, ntpdate. Perhaps it may be wiser to do so after you have ntpd working</text:p>
        <text:p text:style-name="P5">Code:</text:p>
        <text:p text:style-name="P1">sudo aptitude remove ntpdate</text:p>
        <text:p text:style-name="P5"/>
        <text:p text:style-name="P5"><text:span text:style-name="T2">2. Configure the daemon properly</text:span><text:line-break/><text:line-break/>The configuration file for ntpd is located at /etc/ntp.conf. The default Ubuntu file probably requires some modification for optimal performance.<text:line-break/><text:line-break/>The first section you may want to modify is the list of servers to synchronize with. The default section probably looks as follows:</text:p>
        <text:p text:style-name="P5">Code:</text:p>
        <text:p text:style-name="P1"># You do need to talk to an NTP server or two (or three).</text:p>
        <text:p text:style-name="P1">server ntp.ubuntu.com</text:p>
        <text:p text:style-name="P4"/>
        <text:p text:style-name="P4"><text:span text:style-name="T5">In order to get the most accurate time possible, it is preferable to communicate with multiple different NTP servers, and keep them as close to your physical location as possible. There are various different server lists online, probably the best is located </text:span><text:a xlink:type="simple" xlink:href="http://support.ntp.org/bin/view/Servers/WebHome" office:target-frame-name="_blank" xlink:show="new"><text:span text:style-name="T6">here</text:span></text:a><text:span text:style-name="T5">. There is some debate over the proper number of servers to use. One is better than two, and three or more probably is a good idea, so long as you don't go too overboard. An example of a few time servers that I used follows:</text:span></text:p>
        <text:p text:style-name="P5">Code:</text:p>
        <text:p text:style-name="P1">server nist1-dc.WiTime.net iburst</text:p>
        <text:p text:style-name="P1">server ntp0.mcs.anl.gov</text:p>
        <text:p text:style-name="P1">server 0.us.pool.ntp.org</text:p>
        <text:p text:style-name="P1">server 1.us.pool.ntp.org</text:p>
        <text:p text:style-name="P1">server 2.us.pool.ntp.org</text:p>
        <text:p text:style-name="P1">server 3.us.pool.ntp.org</text:p>
        <text:p text:style-name="P5"/>
        <text:p text:style-name="P5"><text:soft-page-break/>Once a few good servers have been found, add them to the list, putting 'iburst' after the most promising one. For instance:</text:p>
        <text:p text:style-name="P5">Code:</text:p>
        <text:p text:style-name="P1">server nist1-dc.WiTime.net iburst</text:p>
        <text:p text:style-name="P5"/>
        <text:p text:style-name="P5">This will cause ntpd to synchronize very quickly with this server after starting up. Otherwise, ntpd will slowly tend to drift towards agreement with the server list (as is its nature), and it may take 15-20 minutes to synchronize well enough to act as a time server for the rest of your network. <text:line-break/><text:line-break/>Also, add a few extra lines to the bottom of your servers list to provide your current local time as a default should you temporarly lose Internet connectivity:</text:p>
        <text:p text:style-name="P5">Code:</text:p>
        <text:p text:style-name="P1">server 127.127.1.0</text:p>
        <text:p text:style-name="P1">fudge 127.127.1.0 stratum 10</text:p>
        <text:p text:style-name="P5">This will prevent any nastiness if you're running ntpd on a laptop or other machine with intermittent periods of disconnectivity from the Internet.<text:line-break/><text:line-break/>All in all, the server list should look similar to the following (this is mine, your servers will probably be different):</text:p>
        <text:p text:style-name="P5">Code:</text:p>
        <text:p text:style-name="P1"># You do need to talk to an NTP server or two (or three).</text:p>
        <text:p text:style-name="P1">server nist1-dc.WiTime.net iburst</text:p>
        <text:p text:style-name="P1">server ntp0.mcs.anl.gov</text:p>
        <text:p text:style-name="P1">server 0.us.pool.ntp.org</text:p>
        <text:p text:style-name="P1">server 1.us.pool.ntp.org</text:p>
        <text:p text:style-name="P1">server 2.us.pool.ntp.org</text:p>
        <text:p text:style-name="P1">server 3.us.pool.ntp.org</text:p>
        <text:p text:style-name="P1">server 127.127.1.0</text:p>
        <text:p text:style-name="P1">fudge 127.127.1.0 stratum 10</text:p>
        <text:p text:style-name="P5"/>
        <text:p text:style-name="P5"><text:span text:style-name="T2">3. Make sure the configuration works</text:span><text:line-break/><text:line-break/>Now that you have a proper server list in your /etc/ntp.conf file, it is time to run the daemon and see if you synchronize properly! Make sure you have an active Internet connection, and then run:</text:p>
        <text:p text:style-name="P5">Code:</text:p>
        <text:p text:style-name="P1">sudo /etc/init.d/ntp restart</text:p>
        <text:p text:style-name="P5"/>
        <text:p text:style-name="P5">Next, monitor your system log to see if you synchronize with a time server:</text:p>
        <text:p text:style-name="P5">Code:</text:p>
        <text:p text:style-name="P1">tail -f /var/log/syslog</text:p>
        <text:p text:style-name="P5"/>
        <text:p text:style-name="P5">In about 10-15 seconds (or up to 15-20 minutes if you forgot to put 'iburst' after your favorite server), you should see something like the following in your system log:</text:p>
        <text:p text:style-name="P5">Code:</text:p>
        <text:p text:style-name="P1">Jul 17 16:50:22 hostname ntpd[22402]: synchronized to 140.221.9.20, stratum 2</text:p>
        <text:p text:style-name="P5"/>
        <text:p text:style-name="P5">If this message never comes, you have not yet properly synchronized with the NTP server network. Check the list of NTP peers you are communicating with using the following:</text:p>
        <text:p text:style-name="P5">Code:</text:p>
        <text:p text:style-name="P1">ntpq -c lpeer</text:p>
        <text:p text:style-name="P5"/>
        <text:p text:style-name="P5">If the 'delay', 'offset', and 'jitter' fields are non-zero and you haven't synchronized, it <text:soft-page-break/>probably means that you just need to wait a while. Check again that you've inserted the 'iburst' argument to your servers list! My peers, for reference, look something like the following:</text:p>
        <text:p text:style-name="P5">Code:</text:p>
        <text:p text:style-name="P2"><text:s text:c="5"/><text:span text:style-name="T7">remote <text:s text:c="10"/>refid <text:s text:c="5"/>st t when poll reach <text:s text:c="2"/>delay <text:s text:c="2"/>offset <text:s/>jitter</text:span></text:p>
        <text:p text:style-name="P1">==============================================================================</text:p>
        <text:p text:style-name="P1">*milo.mcs.anl.go 192.5.41.40 <text:s text:c="5"/>2 u <text:s text:c="3"/>4 <text:s text:c="2"/>64 <text:s text:c="2"/>77 <text:s text:c="2"/>46.213 <text:s text:c="2"/>67.753 <text:s text:c="2"/>2.207</text:p>
        <text:p text:style-name="P1">-europium.canoni 193.79.237.14 <text:s text:c="3"/>2 u <text:s text:c="2"/>63 <text:s text:c="2"/>64 <text:s text:c="2"/>37 <text:s text:c="2"/>97.375 <text:s text:c="2"/>71.020 <text:s text:c="2"/>1.875</text:p>
        <text:p text:style-name="P1">-dtype.org <text:s text:c="6"/>69.25.96.13 <text:s text:c="5"/>2 u <text:s text:c="3"/>2 <text:s text:c="2"/>64 <text:s text:c="2"/>77 <text:s text:c="2"/>86.956 <text:s text:c="2"/>69.178 <text:s text:c="2"/>1.804</text:p>
        <text:p text:style-name="P1">+smtp130.junkema 216.218.254.202 <text:s/>2 u <text:s text:c="3"/>2 <text:s text:c="2"/>64 <text:s text:c="2"/>77 <text:s text:c="2"/>87.266 <text:s text:c="2"/>67.677 <text:s text:c="2"/>0.916</text:p>
        <text:p text:style-name="P1">+kechara.flame.o 216.218.254.202 <text:s/>2 u <text:s text:c="3"/>- <text:s text:c="2"/>64 <text:s text:c="2"/>77 <text:s text:c="2"/>89.183 <text:s text:c="2"/>68.717 <text:s text:c="2"/>1.713</text:p>
        <text:p text:style-name="P1">-host2.kingrst.c 99.150.184.201 <text:s text:c="2"/>2 u <text:s text:c="3"/>- <text:s text:c="2"/>64 <text:s text:c="2"/>77 <text:s text:c="2"/>24.306 <text:s text:c="2"/>62.121 <text:s text:c="2"/>2.608</text:p>
        <text:p text:style-name="P2"><text:s/><text:span text:style-name="T7">LOCAL(0) <text:s text:c="7"/>.LOCL. <text:s text:c="9"/>10 l <text:s text:c="2"/>59 <text:s text:c="2"/>64 <text:s text:c="2"/>37 <text:s text:c="3"/>0.000 <text:s text:c="3"/>0.000 <text:s text:c="2"/>0.002</text:span></text:p>
        <text:p text:style-name="P5"/>
        <text:p text:style-name="P5"/>
        <text:p text:style-name="P5"><text:span text:style-name="T2">4. Share! (optional)</text:span><text:line-break/><text:line-break/>Once ntpd is running and is synchronized with the time servers you have selected, you may set it up in order to act as a time server for other machines. To do so, add a section like the following to /etc/ntp.conf:</text:p>
        <text:p text:style-name="P5">Code:</text:p>
        <text:p text:style-name="P5"/>
        <text:p text:style-name="P1"># Allow LAN machines to synchronize with this ntp server</text:p>
        <text:p text:style-name="P1">restrict 192.168.1.0 mask 255.255.255.0 nomodify notrap</text:p>
        <text:p text:style-name="P1">restrict 192.168.2.0 mask 255.255.255.0 nomodify notrap</text:p>
        <text:p text:style-name="P5"/>
        <text:p text:style-name="P5">You may add as many (or few) CIDR address blocks to allow to synchronize with your machine as you'd like. I included those commonly used with Linksys (192.168.1.*) and SMC (192.168.2.*) routers.<text:line-break/><text:line-break/><text:span text:style-name="T2">5. Synchronize! (optional)</text:span><text:line-break/><text:line-break/>Once you've set up an NTP server using steps 1-4, you can synchronize the other machines on your network with your server in various manners. I outline a couple of them below:<text:line-break/><text:line-break/><text:span text:style-name="T2">ntpd:</text:span><text:line-break/><text:line-break/>If you have ntpd installed on another machine, you can use your first server in the servers list of your ntp.conf file, or can synchronize one time with the -q option, as follows:</text:p>
        <text:p text:style-name="P5">Code:</text:p>
        <text:p text:style-name="P1">ntpd -q [IP address of your server]</text:p>
        <text:p text:style-name="P5"/>
        <text:p text:style-name="P5"><text:span text:style-name="T2">ntpdate:</text:span><text:line-break/><text:line-break/>If you still have ntpdate installed on another machine, you may use it to synchronize with your server as follows:</text:p>
        <text:p text:style-name="P5">Code:</text:p>
        <text:p text:style-name="P1">ntpdate [IP address of your server]</text:p>
        <text:p text:style-name="P5"><text:span text:style-name="T8">Note: if you are running ntpd on a machine and for some reason still want to use ntpdate to set the time, you must use the -u option.</text:span><text:line-break/><text:line-break/><text:span text:style-name="T2">Windows:</text:span><text:line-break/><text:line-break/>Windows machines use a simplified version of NTP called Simple Network Time Protocol (SNTP), and can synchronize with NTP servers. In order to synchronize with your new server, double click on the time and go to the "Internet Time" tab. Put the IP address of your server <text:soft-page-break/>in the "Server" field. I have attached a screenshot of Windows XP synchronizing with a LAN time server, should anybody be interested.<text:line-break/><text:line-break/>That's it! The entire process is not hard, but can be confusing to somebody who hasn't dealt much with the NTP network before. I hope this helps! Let me know if you have any problems setting up your server.<text:line-break/><text:line-break/>Mik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monospace"/>
    <style:font-face style:name="Ubuntubeta" svg:font-family="Ubuntubeta, Ubuntu, 'Bitstream Vera Sans', 'DejaVu Sans', Tahom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0:58:44.742716204</meta:creation-date>
    <dc:date>2015-01-07T11:02:03.426426980</dc:date>
    <meta:editing-duration>P0D</meta:editing-duration>
    <meta:editing-cycles>1</meta:editing-cycles>
    <meta:document-statistic meta:table-count="0" meta:image-count="0" meta:object-count="0" meta:page-count="5" meta:paragraph-count="71" meta:word-count="1694" meta:character-count="10356" meta:non-whitespace-character-count="8541"/>
    <meta:generator>LibreOffice/4.2.7.2$Linux_X86_64 LibreOffice_project/420m0$Build-2</meta:generator>
  </office:meta>
</office:document-meta>
</file>